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.5pt" style:font-size-complex="12pt"/>
    </style:style>
    <style:style style:name="P2" style:family="paragraph" style:parent-style-name="Standard">
      <style:text-properties style:font-name="Arial" fo:font-size="10pt" fo:font-weight="bold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style:font-name="Arial" fo:font-size="10pt" style:font-size-asian="10.5pt" style:font-size-complex="12pt"/>
    </style:style>
    <style:style style:name="P4" style:family="paragraph" style:parent-style-name="Standard" style:list-style-name="L1">
      <style:text-properties style:font-name="Arial" fo:font-size="10pt" style:font-size-asian="10.5pt" style:font-size-complex="12pt"/>
    </style:style>
    <style:style style:name="P5" style:family="paragraph" style:parent-style-name="Standard" style:list-style-name="L2">
      <style:text-properties style:font-name="Arial" fo:font-size="10pt" style:font-size-asian="10.5pt" style:font-size-complex="12pt"/>
    </style:style>
    <style:style style:name="P6" style:family="paragraph" style:parent-style-name="Standard" style:list-style-name="L2">
      <style:text-properties style:font-name="Arial" fo:font-size="10pt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&lt;h1&gt;HOMENET — ИНТЕРНЕТ ДЛЯ ВСЕЙ СЕМЬИ! &lt;/h1&gt;</text:p>
      <text:p text:style-name="P1"/>
      <text:p text:style-name="P1">&lt;p&gt;Наше мнение: Интернет — это не роскошь, <text:s/>он должен быть доступен для каждого человека, для каждой семьи, для каждого офиса. &lt;/p&gt;</text:p>
      <text:p text:style-name="P1"/>
      <text:p text:style-name="P1">&lt;p&gt;Наша компания предоставляет одни из самых низких тарифов на Интернет среди провайдеров всего района. Наша цель — сделать Интернет доступным. Мы не хотим, чтобы вы считали время, проведенное в сети. Мы не хотим, чтобы у вас не болела голова за каждый просиженный час, за каждый скачанный мегабайт, за каждое просмотренное видео. &lt;/p&gt;</text:p>
      <text:p text:style-name="P1"/>
      <text:p text:style-name="P1">&lt;p&gt;Наша цель: сделать процесс пользования Интернетом комфортным, доступным и радостным. </text:p>
      <text:p text:style-name="P1">У нас для Вас есть для этого: безлимитные тарифы и оперативная техподдержка&lt;/p&gt;</text:p>
      <text:p text:style-name="P1"/>
      <text:p text:style-name="P1"/>
      <text:p text:style-name="P1">&lt;h2&gt;ОПЕРАТИВНАЯ ТЕХПОДДЕРЖКА&lt;/h2&gt;</text:p>
      <text:p text:style-name="P1">&lt;p&gt;Знакома ситуация: Интернет отсутствует уже на протяжении почти дня, но при этом:&lt;/p&gt; &lt;ul&gt;</text:p>
      <text:list text:style-name="L1">
        <text:list-item>
          <text:p text:style-name="P3">&lt;li&gt;в службе поддержки и не думают брать трубку&lt;/li&gt; </text:p>
        </text:list-item>
        <text:list-item>
          <text:p text:style-name="P3">&lt;li&gt;рабочих как не было, так и нет: к вам в течении дня никто не пришел и не принялся решать вашу проблему. &lt;/li&gt; <text:s text:c="2"/>&lt;/ul&gt;</text:p>
        </text:list-item>
      </text:list>
      <text:p text:style-name="P1">&lt;p&gt;В итоге вы целый день сидите без Интернета, и при этом пребываете в полном неведении: что произошло, проблемы у вас или на линии, и появится ли Интернет в будущем вообще? &lt;/p&gt;</text:p>
      <text:p text:style-name="P1"/>
      <text:p text:style-name="P1">&lt;p&gt;У нас таких ситуаций не бывает. У ваз возникли проблемы с Интернетом? Смело звоните в нашу техподдержку — она доступна с 8-00 до 23-00. Если это возможно — проблема будет решена удаленно. В ином случае немедленно к вам будут высланы наши рабочие, которые устранят проблему в течении нескольких часов. &lt;/p&gt;</text:p>
      <text:p text:style-name="P1"/>
      <text:p text:style-name="P1">&lt;h2&gt;НИЗКИЕ БЕЗЛИМИТНЫЕ ТАРИФЫ&lt;/h2&gt;</text:p>
      <text:p text:style-name="P1">&lt;p&gt;Мы предоставляем услуги по очень доступным ценам. &lt;/p&gt; &lt;ul&gt;</text:p>
      <text:list text:style-name="L2">
        <text:list-item>
          <text:p text:style-name="P5"><text:span text:style-name="T4">&lt;li&gt;&lt;b&gt;</text:span><text:span text:style-name="T2">Низкие цены</text:span><text:span text:style-name="T1">.</text:span><text:span text:style-name="T4">&lt;/b&gt;</text:span> Цены за Интернет у нас ниже, чем у большинства других провайдеров. Мы не гонимся за стоимостью. Вам не нужно с болью откладывать на Интернет каждый месяц солидные бюджеты. За небольшую стоимость вы получаете вполне приемлемую скорость Интернета.&lt;/li&gt;</text:p>
        </text:list-item>
        <text:list-item>
          <text:p text:style-name="P5"><text:span text:style-name="T4">&lt;li&gt;&lt;b&gt;</text:span><text:span text:style-name="T2">Безлимит</text:span><text:span text:style-name="T1">. </text:span><text:span text:style-name="T4">&lt;/b&gt;</text:span>Все (большинство, половина) наших тарифов — безлимитные. Безлимит — это неограниченное количество трафика. Вы можете целый месяц не выключать компьютер и сидеть все это время в Интернете, или же не пользоваться им вообще — на стоимости это никак не отразится. В месяц платите энную небольшую сумму — и пользуйтесь Интернетом в свое удовольствие. &lt;/li&gt; &lt;/ul&gt;</text:p>
        </text:list-item>
      </text:list>
      <text:p text:style-name="P1"/>
      <text:p text:style-name="P1"/>
      <text:p text:style-name="P1">ГЕОГРАФИЯ ПОДКЛЮЧЕНИЯ</text:p>
      <text:p text:style-name="P1">&lt;p&gt;К нам уже подключены **** квартир в таких районах: Троещина, Глеваха, Ирпень и иных районах. &lt;/p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dc:date>2017-02-12T18:20:54</dc:date>
    <meta:editing-cycles>25</meta:editing-cycles>
    <meta:editing-duration>P1DT23H42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371" meta:character-count="2331"/>
  </office:meta>
</office:document-meta>
</file>